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Plan</text:p>
      <text:p text:style-name="P1"/>
      <text:p text:style-name="P2"><text:tab/></text:p>
      <text:p text:style-name="P2"><text:tab/>Wednesday: Have working menus and my ServiceLayer written. If possible, get to </text:p>
      <text:p text:style-name="P2">writing unit tests that pass.</text:p>
      <text:p text:style-name="P2"/>
      <text:p text:style-name="P2"><text:tab/>Friday: Have Order, Tax, and Order DAOs (both Training and Production) written, <text:s/>along with <text:s text:c="4"/>their implementation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Logsdon</meta:initial-creator>
    <meta:creation-date>2018-02-12T09:18:15.54</meta:creation-date>
    <dc:date>2018-02-12T11:42:54.41</dc:date>
    <dc:creator>Chris Logsdon</dc:creator>
    <meta:editing-duration>PT2H9M27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5" meta:word-count="35" meta:character-count="240"/>
  </office:meta>
</office:document-meta>
</file>